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828c" officeooo:paragraph-rsid="001b828c"/>
    </style:style>
    <style:style style:name="P2" style:family="paragraph" style:parent-style-name="Standard">
      <style:text-properties officeooo:rsid="001cc04f" officeooo:paragraph-rsid="001cc04f"/>
    </style:style>
    <style:style style:name="P3" style:family="paragraph" style:parent-style-name="Standard">
      <style:text-properties officeooo:rsid="001e2949" officeooo:paragraph-rsid="001e2949"/>
    </style:style>
    <style:style style:name="P4" style:family="paragraph" style:parent-style-name="Standard">
      <style:text-properties officeooo:rsid="001fcc1a" officeooo:paragraph-rsid="001fcc1a"/>
    </style:style>
    <style:style style:name="P5" style:family="paragraph" style:parent-style-name="Standard">
      <style:text-properties officeooo:rsid="00248b15" officeooo:paragraph-rsid="00248b15"/>
    </style:style>
    <style:style style:name="P6" style:family="paragraph" style:parent-style-name="Standard">
      <style:text-properties officeooo:rsid="00248b15" officeooo:paragraph-rsid="00248b15" fo:background-color="#ff3333"/>
    </style:style>
    <style:style style:name="P7" style:family="paragraph" style:parent-style-name="Standard">
      <style:text-properties officeooo:rsid="00248b15" officeooo:paragraph-rsid="002678bf" fo:background-color="#ff3333"/>
    </style:style>
    <style:style style:name="P8" style:family="paragraph" style:parent-style-name="Standard">
      <style:text-properties officeooo:rsid="002678bf" officeooo:paragraph-rsid="002678bf" fo:background-color="#ff3333"/>
    </style:style>
    <style:style style:name="P9" style:family="paragraph" style:parent-style-name="Standard">
      <style:text-properties officeooo:rsid="004cab90" officeooo:paragraph-rsid="004cab90" fo:background-color="#ff3333"/>
    </style:style>
    <style:style style:name="P10" style:family="paragraph" style:parent-style-name="Standard">
      <style:text-properties officeooo:rsid="0027ecd4" officeooo:paragraph-rsid="0027ecd4"/>
    </style:style>
    <style:style style:name="P11" style:family="paragraph" style:parent-style-name="Standard">
      <style:text-properties officeooo:rsid="00297332" officeooo:paragraph-rsid="00297332"/>
    </style:style>
    <style:style style:name="P12" style:family="paragraph" style:parent-style-name="Standard">
      <style:text-properties fo:font-size="14pt" fo:font-weight="bold" officeooo:rsid="002a3874" officeooo:paragraph-rsid="002a3874" style:font-size-asian="14pt" style:font-weight-asian="bold" style:font-size-complex="14pt" style:font-weight-complex="bold"/>
    </style:style>
    <style:style style:name="P13" style:family="paragraph" style:parent-style-name="Standard">
      <style:text-properties fo:font-size="12pt" fo:font-weight="normal" officeooo:rsid="002a3874" officeooo:paragraph-rsid="002a3874" style:font-size-asian="10.5pt" style:font-weight-asian="normal" style:font-size-complex="12pt" style:font-weight-complex="normal"/>
    </style:style>
    <style:style style:name="P14" style:family="paragraph" style:parent-style-name="Standard">
      <style:text-properties fo:font-size="12pt" fo:font-weight="normal" officeooo:rsid="002a3874" officeooo:paragraph-rsid="002e7700" style:font-size-asian="10.5pt" style:font-weight-asian="normal" style:font-size-complex="12pt" style:font-weight-complex="normal"/>
    </style:style>
    <style:style style:name="P15" style:family="paragraph" style:parent-style-name="Standard">
      <style:text-properties fo:font-size="12pt" fo:font-weight="normal" officeooo:rsid="002a3874" officeooo:paragraph-rsid="00324cf2"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normal" officeooo:rsid="002a3874" officeooo:paragraph-rsid="002e7700" style:font-size-asian="10.5pt" style:font-weight-asian="normal" style:font-size-complex="12pt" style:font-weight-complex="normal"/>
    </style:style>
    <style:style style:name="P17" style:family="paragraph" style:parent-style-name="Standard">
      <style:text-properties officeooo:paragraph-rsid="002e7700"/>
    </style:style>
    <style:style style:name="P18" style:family="paragraph" style:parent-style-name="Standard">
      <style:text-properties officeooo:paragraph-rsid="00324cf2"/>
    </style:style>
    <style:style style:name="P19" style:family="paragraph" style:parent-style-name="Standard">
      <style:text-properties fo:font-size="13pt" style:text-underline-style="solid" style:text-underline-width="auto" style:text-underline-color="font-color" fo:font-weight="bold" officeooo:rsid="00382a02" officeooo:paragraph-rsid="00382a02" style:font-size-asian="13pt" style:font-weight-asian="bold" style:font-size-complex="13pt" style:font-weight-complex="bold"/>
    </style:style>
    <style:style style:name="P20" style:family="paragraph" style:parent-style-name="Standard">
      <style:text-properties fo:font-size="16pt" fo:font-weight="bold" officeooo:rsid="001b828c" officeooo:paragraph-rsid="001b828c" style:font-size-asian="16pt" style:font-weight-asian="bold" style:font-size-complex="16pt" style:font-weight-complex="bold"/>
    </style:style>
    <style:style style:name="P21" style:family="paragraph" style:parent-style-name="Standard">
      <style:text-properties fo:font-size="16pt" fo:font-weight="bold" officeooo:rsid="00248b15" officeooo:paragraph-rsid="00248b15" style:font-size-asian="16pt" style:font-weight-asian="bold" style:font-size-complex="16pt" style:font-weight-complex="bold"/>
    </style:style>
    <style:style style:name="P22" style:family="paragraph" style:parent-style-name="Standard">
      <style:text-properties fo:font-size="16pt" fo:font-weight="bold" officeooo:rsid="00297332" officeooo:paragraph-rsid="00297332" style:font-size-asian="16pt" style:font-weight-asian="bold" style:font-size-complex="16pt" style:font-weight-complex="bold"/>
    </style:style>
    <style:style style:name="P23" style:family="paragraph" style:parent-style-name="Standard">
      <style:text-properties fo:font-size="16pt" fo:font-weight="bold" officeooo:rsid="002a3874" officeooo:paragraph-rsid="002a3874" style:font-size-asian="16pt" style:font-weight-asian="bold" style:font-size-complex="16pt" style:font-weight-complex="bold"/>
    </style:style>
    <style:style style:name="P24" style:family="paragraph" style:parent-style-name="Standard">
      <style:text-properties fo:font-size="16pt" fo:font-weight="bold" officeooo:rsid="002e7700" officeooo:paragraph-rsid="002e7700" style:font-size-asian="16pt" style:font-weight-asian="bold" style:font-size-complex="16pt" style:font-weight-complex="bold"/>
    </style:style>
    <style:style style:name="P25" style:family="paragraph" style:parent-style-name="Standard">
      <style:text-properties fo:font-size="16pt" fo:font-weight="bold" officeooo:rsid="002678bf" officeooo:paragraph-rsid="002678bf" fo:background-color="transparent" style:font-size-asian="16pt" style:font-weight-asian="bold" style:font-size-complex="16pt" style:font-weight-complex="bold"/>
    </style:style>
    <style:style style:name="P26" style:family="paragraph" style:parent-style-name="Standard">
      <style:text-properties officeooo:paragraph-rsid="00382a02"/>
    </style:style>
    <style:style style:name="P27" style:family="paragraph" style:parent-style-name="Standard">
      <style:text-properties officeooo:rsid="003a9840" officeooo:paragraph-rsid="003a9840"/>
    </style:style>
    <style:style style:name="P28" style:family="paragraph" style:parent-style-name="Standard">
      <style:text-properties officeooo:paragraph-rsid="003a9840"/>
    </style:style>
    <style:style style:name="P29" style:family="paragraph" style:parent-style-name="Standard">
      <style:text-properties officeooo:paragraph-rsid="004b9adc"/>
    </style:style>
    <style:style style:name="P30" style:family="paragraph" style:parent-style-name="Standard">
      <style:text-properties officeooo:rsid="004b9adc" officeooo:paragraph-rsid="004b9adc"/>
    </style:style>
    <style:style style:name="P31" style:family="paragraph" style:parent-style-name="Standard">
      <style:text-properties fo:font-size="12pt" fo:font-weight="normal" officeooo:rsid="002a3874" officeooo:paragraph-rsid="0061cae2" style:font-size-asian="10.5pt" style:font-weight-asian="normal" style:font-size-complex="12pt" style:font-weight-complex="normal"/>
    </style:style>
    <style:style style:name="P32" style:family="paragraph" style:parent-style-name="Standard">
      <style:text-properties fo:font-size="12pt" style:text-underline-style="solid" style:text-underline-width="auto" style:text-underline-color="font-color" fo:font-weight="bold" officeooo:rsid="002b7f2d" officeooo:paragraph-rsid="002e7700" fo:background-color="#ff3333" style:font-size-asian="10.5pt" style:font-weight-asian="bold" style:font-size-complex="12pt" style:font-weight-complex="bold"/>
    </style:style>
    <style:style style:name="P33" style:family="paragraph" style:parent-style-name="Standard">
      <style:text-properties fo:font-size="12pt" style:text-underline-style="none" fo:font-weight="normal" officeooo:rsid="004e2ec3" officeooo:paragraph-rsid="00605b60" style:font-size-asian="10.5pt" style:font-weight-asian="normal" style:font-size-complex="12pt" style:font-weight-complex="normal"/>
    </style:style>
    <style:style style:name="P34" style:family="paragraph" style:parent-style-name="Standard">
      <style:text-properties fo:font-size="13pt" style:text-underline-style="solid" style:text-underline-width="auto" style:text-underline-color="font-color" fo:font-weight="bold" officeooo:rsid="004e2ec3" officeooo:paragraph-rsid="004e2ec3" style:font-size-asian="13pt" style:font-weight-asian="bold" style:font-size-complex="13pt" style:font-weight-complex="bold"/>
    </style:style>
    <style:style style:name="P35" style:family="paragraph" style:parent-style-name="Standard">
      <style:text-properties fo:font-size="13pt" style:text-underline-style="solid" style:text-underline-width="auto" style:text-underline-color="font-color" fo:font-weight="bold" officeooo:rsid="004e2ec3" officeooo:paragraph-rsid="0057af0a" style:font-size-asian="13pt" style:font-weight-asian="bold" style:font-size-complex="13pt" style:font-weight-complex="bold"/>
    </style:style>
    <style:style style:name="P36" style:family="paragraph" style:parent-style-name="Standard">
      <style:text-properties fo:font-size="13pt" style:text-underline-style="solid" style:text-underline-width="auto" style:text-underline-color="font-color" fo:font-weight="bold" officeooo:rsid="004e2ec3" officeooo:paragraph-rsid="00605b60" style:font-size-asian="13pt" style:font-weight-asian="bold" style:font-size-complex="13pt" style:font-weight-complex="bold"/>
    </style:style>
    <style:style style:name="P37" style:family="paragraph" style:parent-style-name="Standard">
      <style:text-properties fo:font-size="13pt" style:text-underline-style="solid" style:text-underline-width="auto" style:text-underline-color="font-color" fo:font-weight="bold" officeooo:rsid="004e2ec3" officeooo:paragraph-rsid="0061cae2" style:font-size-asian="13pt" style:font-weight-asian="bold" style:font-size-complex="13pt" style:font-weight-complex="bold"/>
    </style:style>
    <style:style style:name="P38" style:family="paragraph" style:parent-style-name="Standard">
      <style:text-properties officeooo:paragraph-rsid="004e2ec3"/>
    </style:style>
    <style:style style:name="P39" style:family="paragraph" style:parent-style-name="Standard">
      <style:text-properties officeooo:paragraph-rsid="0057af0a"/>
    </style:style>
    <style:style style:name="P40" style:family="paragraph" style:parent-style-name="Standard">
      <style:text-properties officeooo:paragraph-rsid="0061cae2"/>
    </style:style>
    <style:style style:name="P41" style:family="paragraph" style:parent-style-name="Standard">
      <style:text-properties officeooo:rsid="003a9840" officeooo:paragraph-rsid="003a9840" fo:background-color="#ff3333"/>
    </style:style>
    <style:style style:name="P42" style:family="paragraph" style:parent-style-name="Standard">
      <style:text-properties officeooo:paragraph-rsid="004b9adc"/>
    </style:style>
    <style:style style:name="P43" style:family="paragraph" style:parent-style-name="Standard">
      <style:text-properties officeooo:paragraph-rsid="003a9840"/>
    </style:style>
    <style:style style:name="P44" style:family="paragraph" style:parent-style-name="Standard">
      <style:text-properties officeooo:paragraph-rsid="007692cc"/>
    </style:style>
    <style:style style:name="P45" style:family="paragraph" style:parent-style-name="Standard">
      <style:text-properties officeooo:paragraph-rsid="00779c86"/>
    </style:style>
    <style:style style:name="P46" style:family="paragraph" style:parent-style-name="Standard">
      <style:text-properties officeooo:paragraph-rsid="0078b806"/>
    </style:style>
    <style:style style:name="P47" style:family="paragraph" style:parent-style-name="Standard">
      <style:text-properties officeooo:paragraph-rsid="007b6423"/>
    </style:style>
    <style:style style:name="P48" style:family="paragraph" style:parent-style-name="Standard">
      <style:text-properties officeooo:paragraph-rsid="007c8df3"/>
    </style:style>
    <style:style style:name="P49" style:family="paragraph" style:parent-style-name="Standard">
      <style:text-properties officeooo:paragraph-rsid="007e1f3e"/>
    </style:style>
    <style:style style:name="P50" style:family="paragraph" style:parent-style-name="Standard">
      <style:text-properties officeooo:paragraph-rsid="007fa3c9"/>
    </style:style>
    <style:style style:name="P51" style:family="paragraph" style:parent-style-name="Standard">
      <style:text-properties officeooo:paragraph-rsid="00806811"/>
    </style:style>
    <style:style style:name="P52" style:family="paragraph" style:parent-style-name="Standard">
      <style:text-properties officeooo:paragraph-rsid="00811d43"/>
    </style:style>
    <style:style style:name="P53" style:family="paragraph" style:parent-style-name="Standard">
      <style:text-properties officeooo:paragraph-rsid="0081992c"/>
    </style:style>
    <style:style style:name="P54" style:family="paragraph" style:parent-style-name="Standard">
      <style:text-properties officeooo:paragraph-rsid="00837d09"/>
    </style:style>
    <style:style style:name="P55" style:family="paragraph" style:parent-style-name="Standard">
      <style:text-properties officeooo:paragraph-rsid="0084abc6"/>
    </style:style>
    <style:style style:name="P56" style:family="paragraph" style:parent-style-name="Text_20_body" style:list-style-name="L1"/>
    <style:style style:name="P57" style:family="paragraph" style:parent-style-name="Text_20_body" style:list-style-name="L1">
      <style:paragraph-properties fo:margin-top="0in" fo:margin-bottom="0in" loext:contextual-spacing="false"/>
    </style:style>
    <style:style style:name="T1" style:family="text">
      <style:text-properties fo:background-color="#ff3333" loext:char-shading-value="0"/>
    </style:style>
    <style:style style:name="T2" style:family="text">
      <style:text-properties officeooo:rsid="00605b60" fo:background-color="#ff3333" loext:char-shading-value="0"/>
    </style:style>
    <style:style style:name="T3" style:family="text">
      <style:text-properties officeooo:rsid="002b7f2d"/>
    </style:style>
    <style:style style:name="T4" style:family="text">
      <style:text-properties officeooo:rsid="002cfab2"/>
    </style:style>
    <style:style style:name="T5" style:family="text">
      <style:text-properties officeooo:rsid="002e7700"/>
    </style:style>
    <style:style style:name="T6" style:family="text">
      <style:text-properties fo:font-size="12pt" style:text-underline-style="none" fo:font-weight="normal" officeooo:rsid="002a3874" style:font-size-asian="10.5pt" style:font-weight-asian="normal" style:font-size-complex="12pt" style:font-weight-complex="normal"/>
    </style:style>
    <style:style style:name="T7" style:family="text">
      <style:text-properties fo:font-size="12pt" style:text-underline-style="none" fo:font-weight="normal" officeooo:rsid="002e7700" style:font-size-asian="10.5pt" style:font-weight-asian="normal" style:font-size-complex="12pt" style:font-weight-complex="normal"/>
    </style:style>
    <style:style style:name="T8" style:family="text">
      <style:text-properties fo:font-size="12pt" style:text-underline-style="none" fo:font-weight="normal" officeooo:rsid="00382a02" style:font-size-asian="10.5pt" style:font-weight-asian="normal" style:font-size-complex="12pt" style:font-weight-complex="normal"/>
    </style:style>
    <style:style style:name="T9" style:family="text">
      <style:text-properties fo:font-size="12pt" style:text-underline-style="none" fo:font-weight="normal" officeooo:rsid="004e2ec3" style:font-size-asian="10.5pt" style:font-weight-asian="normal" style:font-size-complex="12pt" style:font-weight-complex="normal"/>
    </style:style>
    <style:style style:name="T10" style:family="text">
      <style:text-properties fo:font-size="12pt" style:text-underline-style="none" fo:font-weight="normal" officeooo:rsid="0053e04f" style:font-size-asian="10.5pt" style:font-weight-asian="normal" style:font-size-complex="12pt" style:font-weight-complex="normal"/>
    </style:style>
    <style:style style:name="T11" style:family="text">
      <style:text-properties fo:font-size="12pt" style:text-underline-style="none" fo:font-weight="normal" officeooo:rsid="00647e15" style:font-size-asian="10.5pt" style:font-weight-asian="normal" style:font-size-complex="12pt" style:font-weight-complex="normal"/>
    </style:style>
    <style:style style:name="T12" style:family="text">
      <style:text-properties fo:font-size="12pt" style:text-underline-style="none" fo:font-weight="normal" officeooo:rsid="006b47a8" style:font-size-asian="10.5pt" style:font-weight-asian="normal" style:font-size-complex="12pt" style:font-weight-complex="normal"/>
    </style:style>
    <style:style style:name="T13" style:family="text">
      <style:text-properties fo:font-size="12pt" style:text-underline-style="none" fo:font-weight="normal" officeooo:rsid="006359d8" style:font-size-asian="10.5pt" style:font-weight-asian="normal" style:font-size-complex="12pt" style:font-weight-complex="normal"/>
    </style:style>
    <style:style style:name="T14" style:family="text">
      <style:text-properties fo:font-size="12pt" style:text-underline-style="none" fo:font-weight="normal" officeooo:rsid="004e2ec3" fo:background-color="#ff3333" loext:char-shading-value="0" style:font-size-asian="10.5pt" style:font-weight-asian="normal" style:font-size-complex="12pt" style:font-weight-complex="normal"/>
    </style:style>
    <style:style style:name="T15" style:family="text">
      <style:text-properties fo:font-size="12pt" style:text-underline-style="none" fo:font-weight="normal" officeooo:rsid="00647e15" fo:background-color="#ff3333" loext:char-shading-value="0" style:font-size-asian="10.5pt" style:font-weight-asian="normal" style:font-size-complex="12pt" style:font-weight-complex="normal"/>
    </style:style>
    <style:style style:name="T16" style:family="text">
      <style:text-properties fo:font-size="12pt" fo:font-weight="normal" officeooo:rsid="002a3874" style:font-size-asian="10.5pt" style:font-weight-asian="normal" style:font-size-complex="12pt" style:font-weight-complex="normal"/>
    </style:style>
    <style:style style:name="T17" style:family="text">
      <style:text-properties fo:font-size="12pt" fo:font-weight="normal" officeooo:rsid="003499a9" style:font-size-asian="10.5pt" style:font-weight-asian="normal" style:font-size-complex="12pt" style:font-weight-complex="normal"/>
    </style:style>
    <style:style style:name="T18" style:family="text">
      <style:text-properties officeooo:rsid="0030ef61"/>
    </style:style>
    <style:style style:name="T19" style:family="text">
      <style:text-properties officeooo:rsid="0033b97b"/>
    </style:style>
    <style:style style:name="T20" style:family="text">
      <style:text-properties officeooo:rsid="0038cbb4"/>
    </style:style>
    <style:style style:name="T21" style:family="text">
      <style:text-properties officeooo:rsid="003a9840"/>
    </style:style>
    <style:style style:name="T22" style:family="text">
      <style:text-properties officeooo:rsid="003c4221"/>
    </style:style>
    <style:style style:name="T23" style:family="text">
      <style:text-properties officeooo:rsid="003ce655"/>
    </style:style>
    <style:style style:name="T24" style:family="text">
      <style:text-properties officeooo:rsid="003e68f8"/>
    </style:style>
    <style:style style:name="T25" style:family="text">
      <style:text-properties officeooo:rsid="003e827a"/>
    </style:style>
    <style:style style:name="T26" style:family="text">
      <style:text-properties officeooo:rsid="003e9e17"/>
    </style:style>
    <style:style style:name="T27" style:family="text">
      <style:text-properties officeooo:rsid="004028ce"/>
    </style:style>
    <style:style style:name="T28" style:family="text">
      <style:text-properties officeooo:rsid="0041050e"/>
    </style:style>
    <style:style style:name="T29" style:family="text">
      <style:text-properties officeooo:rsid="0041b241"/>
    </style:style>
    <style:style style:name="T30" style:family="text">
      <style:text-properties officeooo:rsid="0044b103"/>
    </style:style>
    <style:style style:name="T31" style:family="text">
      <style:text-properties officeooo:rsid="0044d989"/>
    </style:style>
    <style:style style:name="T32" style:family="text">
      <style:text-properties officeooo:rsid="0045fa07"/>
    </style:style>
    <style:style style:name="T33" style:family="text">
      <style:text-properties officeooo:rsid="004a3559"/>
    </style:style>
    <style:style style:name="T34" style:family="text">
      <style:text-properties officeooo:rsid="004b9adc"/>
    </style:style>
    <style:style style:name="T35" style:family="text">
      <style:text-properties officeooo:rsid="004e2ec3"/>
    </style:style>
    <style:style style:name="T36" style:family="text">
      <style:text-properties officeooo:rsid="004ef88c"/>
    </style:style>
    <style:style style:name="T37" style:family="text">
      <style:text-properties officeooo:rsid="0051132f"/>
    </style:style>
    <style:style style:name="T38" style:family="text">
      <style:text-properties officeooo:rsid="00512060"/>
    </style:style>
    <style:style style:name="T39" style:family="text">
      <style:text-properties officeooo:rsid="0053e04f"/>
    </style:style>
    <style:style style:name="T40" style:family="text">
      <style:text-properties officeooo:rsid="005633c8"/>
    </style:style>
    <style:style style:name="T41" style:family="text">
      <style:text-properties officeooo:rsid="00595235"/>
    </style:style>
    <style:style style:name="T42" style:family="text">
      <style:text-properties officeooo:rsid="00599a44"/>
    </style:style>
    <style:style style:name="T43" style:family="text">
      <style:text-properties fo:font-size="13pt" style:text-underline-style="solid" style:text-underline-width="auto" style:text-underline-color="font-color" fo:font-weight="bold" officeooo:rsid="004e2ec3" style:font-size-asian="13pt" style:font-weight-asian="bold" style:font-size-complex="13pt" style:font-weight-complex="bold"/>
    </style:style>
    <style:style style:name="T44" style:family="text">
      <style:text-properties officeooo:rsid="005afc73"/>
    </style:style>
    <style:style style:name="T45" style:family="text">
      <style:text-properties officeooo:rsid="005c547e"/>
    </style:style>
    <style:style style:name="T46" style:family="text">
      <style:text-properties officeooo:rsid="005dc218"/>
    </style:style>
    <style:style style:name="T47" style:family="text">
      <style:text-properties officeooo:rsid="005f7b43"/>
    </style:style>
    <style:style style:name="T48" style:family="text">
      <style:text-properties officeooo:rsid="00605b60"/>
    </style:style>
    <style:style style:name="T49" style:family="text">
      <style:text-properties officeooo:rsid="0061cae2"/>
    </style:style>
    <style:style style:name="T50" style:family="text">
      <style:text-properties officeooo:rsid="0062c98e"/>
    </style:style>
    <style:style style:name="T51" style:family="text">
      <style:text-properties officeooo:rsid="006359d8"/>
    </style:style>
    <style:style style:name="T52" style:family="text">
      <style:text-properties officeooo:rsid="00647e15"/>
    </style:style>
    <style:style style:name="T53" style:family="text">
      <style:text-properties officeooo:rsid="00662ad5"/>
    </style:style>
    <style:style style:name="T54" style:family="text">
      <style:text-properties officeooo:rsid="00680033"/>
    </style:style>
    <style:style style:name="T55" style:family="text">
      <style:text-properties officeooo:rsid="006b47a8"/>
    </style:style>
    <style:style style:name="T56" style:family="text">
      <style:text-properties officeooo:rsid="0071c5ff"/>
    </style:style>
    <style:style style:name="T57" style:family="text">
      <style:text-properties officeooo:rsid="0072e337"/>
    </style:style>
    <style:style style:name="T58" style:family="text">
      <style:text-properties officeooo:rsid="0074b6e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iste des différents liens sur l'optimisation pour la compilation en Java:</text:p>
      <text:p text:style-name="P1"/>
      <text:p text:style-name="P1"><text:a xlink:type="simple" xlink:href="http://www.javaworld.com/article/2078623/core-java/jvm-performance-optimization-part-1-a-jvm-technology-primer.html" text:style-name="Internet_20_link" text:visited-style-name="Visited_20_Internet_20_Link">http://www.javaworld.com/article/2078623/core-java/jvm-performance-optimization-part-1-a-jvm-technology-primer.html</text:a></text:p>
      <text:p text:style-name="P1"/>
      <text:p text:style-name="P1"><text:a xlink:type="simple" xlink:href="http://www.javaworld.com/article/2078635/enterprise-middleware/jvm-performance-optimization-part-2-compilers.html" text:style-name="Internet_20_link" text:visited-style-name="Visited_20_Internet_20_Link"><text:span text:style-name="T1">http://www.javaworld.com/article/2078635/enterprise-middleware/jvm-performance-optimization-part-2-compilers.html</text:span></text:a></text:p>
      <text:p text:style-name="P1"/>
      <text:p text:style-name="P1"><text:a xlink:type="simple" xlink:href="http://www.javaworld.com/article/2076060/build-ci-sdlc/compiler-optimizations.html" text:style-name="Internet_20_link" text:visited-style-name="Visited_20_Internet_20_Link">http://www.javaworld.com/article/2076060/build-ci-sdlc/compiler-optimizations.html</text:a></text:p>
      <text:p text:style-name="P1"/>
      <text:p text:style-name="P2"><text:a xlink:type="simple" xlink:href="http://web.stanford.edu/class/archive/cs/cs108/cs108.1082/handouts/39ImplementationHotspot.pdf" text:style-name="Internet_20_link" text:visited-style-name="Visited_20_Internet_20_Link"><text:span text:style-name="T1">http://web.stanford.edu/class/archive/cs/cs108/cs108.1082/handouts/39ImplementationHotspot.pdf</text:span></text:a></text:p>
      <text:p text:style-name="P2"/>
      <text:p text:style-name="P3">http://www.oracle.com/technetwork/java/whitepaper-135217.html</text:p>
      <text:p text:style-name="P4"/>
      <text:p text:style-name="P4"/>
      <text:p text:style-name="P4"/>
      <text:p text:style-name="P20">JIT Compiler:</text:p>
      <text:p text:style-name="P1"/>
      <text:p text:style-name="P1"><text:a xlink:type="simple" xlink:href="http://www.sdsc.edu/~allans/cs231/openjit.pdf" text:style-name="Internet_20_link" text:visited-style-name="Visited_20_Internet_20_Link">http://www.sdsc.edu/~allans/cs231/openjit.pdf</text:a></text:p>
      <text:p text:style-name="P1"/>
      <text:p text:style-name="P2"><text:a xlink:type="simple" xlink:href="http://docs.oracle.com/cd/E15289_01/doc.40/e15058/underst_jit.htm" text:style-name="Internet_20_link" text:visited-style-name="Visited_20_Internet_20_Link"><text:span text:style-name="T1">http://docs.oracle.com/cd/E15289_01/doc.40/e15058/underst_jit.htm</text:span></text:a></text:p>
      <text:p text:style-name="P2"/>
      <text:p text:style-name="P2"/>
      <text:p text:style-name="P21">Lien sur différents livres utiles:</text:p>
      <text:p text:style-name="P5"/>
      <text:p text:style-name="P6"><text:a xlink:type="simple" xlink:href="https://www.usenix.org/legacy/publications/library/proceedings/jvm02/yu/yu_html/node3.html" text:style-name="Internet_20_link" text:visited-style-name="Visited_20_Internet_20_Link">https://www.usenix.org/legacy/publications/library/proceedings/jvm02/yu/yu_html/node3.html</text:a></text:p>
      <text:p text:style-name="P6"/>
      <text:p text:style-name="P6"/>
      <text:p text:style-name="P25">Liens sur l'optimisation static:</text:p>
      <text:p text:style-name="P7"/>
      <text:p text:style-name="P8">http://blog.soat.fr/2015/10/java-entre-compilation-statique-et-dynamique-mon-coeur-balance/</text:p>
      <text:p text:style-name="P2"/>
      <text:p text:style-name="P10"><text:a xlink:type="simple" xlink:href="https://en.wikipedia.org/wiki/List_of_optimization_software" text:style-name="Internet_20_link" text:visited-style-name="Visited_20_Internet_20_Link">https://en.wikipedia.org/wiki/List_of_optimization_software</text:a></text:p>
      <text:p text:style-name="P10"/>
      <text:p text:style-name="P9">https://briangordon.github.io/2014/01/javac-optimizations.html</text:p>
      <text:p text:style-name="P10"/>
      <text:p text:style-name="P10"/>
      <text:p text:style-name="P22">Lien sur les techniques d'optimisation:</text:p>
      <text:p text:style-name="P11"/>
      <text:p text:style-name="P11"><text:a xlink:type="simple" xlink:href="https://en.wikipedia.org/wiki/Optimizing_compiler" text:style-name="Internet_20_link" text:visited-style-name="Visited_20_Internet_20_Link">https://en.wikipedia.org/wiki/Optimizing_compiler</text:a></text:p>
      <text:p text:style-name="P11"/>
      <text:p text:style-name="P11"/>
      <text:p text:style-name="P11"/>
      <text:p text:style-name="P11"/>
      <text:p text:style-name="P11"/>
      <text:p text:style-name="P11"/>
      <text:p text:style-name="P11"/>
      <text:p text:style-name="P11"><text:soft-page-break/></text:p>
      <text:p text:style-name="P11"/>
      <text:p text:style-name="P23">Liste des différentes techniques d'optimisation:</text:p>
      <text:p text:style-name="P12"/>
      <text:p text:style-name="P13">-Inlinning: remplacer les appels de méthodes/classes par le corps de celle-ci si elle font moins de 35bits (valeurs prises sur Internet)</text:p>
      <text:p text:style-name="P13"/>
      <text:p text:style-name="P13">-dead code elminination: effacer les portions de codes inaccessibles (variable non utilisé, boucle dans lesquelles on ne peut pas rentrer, voir plus loin...)</text:p>
      <text:p text:style-name="P13"/>
      <text:p text:style-name="P13">-<text:span text:style-name="T3">Peephole: principe changer par des opéations équivalentes mais moins coûteuses (au lieu de multiplié par 2 on décale à gauche ou on l'additionne à lui même)</text:span></text:p>
      <text:p text:style-name="P13"/>
      <text:p text:style-name="P13">-<text:span text:style-name="T4">local optimization: peu analyse (vu sur wikipedia mais principe non explicité)</text:span></text:p>
      <text:p text:style-name="P13"/>
      <text:p text:style-name="P13">-<text:span text:style-name="T4">global optimization: idem</text:span></text:p>
      <text:p text:style-name="P13"/>
      <text:p text:style-name="P15">-<text:span text:style-name="T18">loop optimization: de nombreuses optimisation possibles des boucles. (plus détaillée après)</text:span></text:p>
      <text:p text:style-name="P15"/>
      <text:p text:style-name="P18"><text:span text:style-name="T17">(</text:span><text:span text:style-name="T16">-</text:span>Prescient store optimizations: <text:span text:style-name="T19">réagement de code dans le cas de synchronisation de threads tout en conservant la sémantique of properly synchronzed pograms.)</text:span></text:p>
      <text:p text:style-name="P18"/>
      <text:p text:style-name="P18"/>
      <text:p text:style-name="P19">Différents types des optimisations de boucle:</text:p>
      <text:p text:style-name="P19"/>
      <text:p text:style-name="P26"><text:span text:style-name="T8">-</text:span><text:a xlink:type="simple" xlink:href="https://en.wikipedia.org/wiki/Loop_fission" text:style-name="Internet_20_link" text:visited-style-name="Visited_20_Internet_20_Link"><text:span text:style-name="T1">Fission/distribution</text:span></text:a> : <text:span text:style-name="T20">divise une boucle</text:span></text:p>
      <text:p text:style-name="P26">-<text:a xlink:type="simple" xlink:href="https://en.wikipedia.org/wiki/Loop_fusion" text:style-name="Internet_20_link" text:visited-style-name="Visited_20_Internet_20_Link"><text:span text:style-name="T1">Fusion/combining</text:span></text:a><text:span text:style-name="T1"> </text:span>: <text:span text:style-name="T21">fusionne des boucles</text:span></text:p>
      <text:p text:style-name="P27">La fusion et la fission sont à utiliser dans des cas différents (difficilement discernable je pense).</text:p>
      <text:p text:style-name="P27"/>
      <text:p text:style-name="P27">-<text:a xlink:type="simple" xlink:href="https://en.wikipedia.org/wiki/Loop_interchange" text:style-name="Internet_20_link" text:visited-style-name="Visited_20_Internet_20_Link"><text:span text:style-name="T1">Interchange/permutation</text:span></text:a><text:span text:style-name="T1">:</text:span> <text:span text:style-name="T22">permutte les indices dans une double boucle, permet dans le cas d'un tableau double dimensions d'accèder aux cases du tableaux contigües dans la mémoire.</text:span></text:p>
      <text:p text:style-name="P41"/>
      <text:p text:style-name="P27"><text:span text:style-name="T1">-</text:span><text:a xlink:type="simple" xlink:href="https://en.wikipedia.org/wiki/Loop_inversion" text:style-name="Internet_20_link" text:visited-style-name="Visited_20_Internet_20_Link"><text:span text:style-name="T1">Inversion</text:span></text:a><text:span text:style-name="T1">:</text:span> <text:span text:style-name="T23">remplace un while par un if + do while (améliore la performance sur les architectures modernes)</text:span></text:p>
      <text:p text:style-name="P27"/>
      <text:p text:style-name="P28"><text:span text:style-name="T21">-</text:span><text:a xlink:type="simple" xlink:href="https://en.wikipedia.org/wiki/Loop-invariant_code_motion" text:style-name="Internet_20_link" text:visited-style-name="Visited_20_Internet_20_Link"><text:span text:style-name="T1">Loop-invariant code motion</text:span></text:a> : <text:span text:style-name="T24">sort les opérations constantes d'une boucle en dehors de la boucle.</text:span></text:p>
      <text:p text:style-name="P28"/>
      <text:p text:style-name="P48">-<text:a xlink:type="simple" xlink:href="https://en.wikipedia.org/wiki/Loop_unrolling" text:style-name="Internet_20_link" text:visited-style-name="Visited_20_Internet_20_Link"><text:span text:style-name="T1">Unrolling</text:span></text:a>: <text:span text:style-name="T33">allonge le corps d'une boucle de manière à faire plus d'opérations en un tour et faire moins de tours en tout.</text:span></text:p>
      <text:p text:style-name="P28"/>
      <text:p text:style-name="P49">-<text:a xlink:type="simple" xlink:href="https://en.wikipedia.org/wiki/Loop_splitting" text:style-name="Internet_20_link" text:visited-style-name="Visited_20_Internet_20_Link"><text:span text:style-name="T1">Splitting/peeling</text:span></text:a>: <text:span text:style-name="T30">compréhension assez simple mais difficilement explicable sans exemple. Sort les dépendances de la boucle. Possible si des vaiables peuvent s'écrire en fonction de l'indice de parcout par exemple.</text:span></text:p>
      <text:p text:style-name="P28"/>
      <text:p text:style-name="P28">-<text:span text:style-name="T26">Reversal: </text:span>Loop reversal reverses the order in which values are assigned to the index variable</text:p>
      <text:p text:style-name="P28"/>
      <text:p text:style-name="P28">-<text:a xlink:type="simple" xlink:href="https://en.wikipedia.org/wiki/Loop_skewing" text:style-name="Internet_20_link" text:visited-style-name="Visited_20_Internet_20_Link">Skewing</text:a> : <text:span text:style-name="T28">pas tout compris. Mais dans une double boucle s'arrange pour que les dépendances soient hors de la boucle.</text:span></text:p>
      <text:p text:style-name="P28"><text:soft-page-break/></text:p>
      <text:p text:style-name="P28">-<text:a xlink:type="simple" xlink:href="https://en.wikipedia.org/wiki/Loop_tiling" text:style-name="Internet_20_link" text:visited-style-name="Visited_20_Internet_20_Link">Tiling/blocking</text:a>: <text:span text:style-name="T31">change les indices de la boucle de et divise la boucle de manière à forcer les variables à rester dans le cache pour y avoi plus rapidement accès (difficile de savoir quand et comment l'appliquer je pense).</text:span></text:p>
      <text:p text:style-name="P28"/>
      <text:p text:style-name="P29"><text:span text:style-name="T33">-</text:span><text:a xlink:type="simple" xlink:href="https://en.wikipedia.org/wiki/Loop_unswitching" text:style-name="Internet_20_link" text:visited-style-name="Visited_20_Internet_20_Link">Unswitching</text:a> : <text:span text:style-name="T34">met une condition intérieur à une boucle à l'extérieur puis duplique la boucle (plus facile de parcourir la boucle sur plusieus coeur je crois).</text:span></text:p>
      <text:p text:style-name="P29"/>
      <text:p text:style-name="P44"><text:span text:style-name="T56">(</text:span>-<text:a xlink:type="simple" xlink:href="https://en.wikipedia.org/wiki/Automatic_parallelization" text:style-name="Internet_20_link" text:visited-style-name="Visited_20_Internet_20_Link">automatic parallelization</text:a>: <text:span text:style-name="T25">parcours des boucles en parallèle sur des multiprocesseurs. (pas forcément implémentable).)</text:span></text:p>
      <text:p text:style-name="P44"/>
      <text:p text:style-name="P45"><text:span text:style-name="T56">(</text:span>-<text:a xlink:type="simple" xlink:href="https://en.wikipedia.org/wiki/Loop_scheduling" text:style-name="Internet_20_link" text:visited-style-name="Visited_20_Internet_20_Link">Scheduling</text:a>: <text:span text:style-name="T27">fait une boucle sur plusieurs processeur (pas forcément implémenable).)</text:span></text:p>
      <text:p text:style-name="P45"/>
      <text:p text:style-name="P46"><text:span text:style-name="T56">(</text:span>-<text:a xlink:type="simple" xlink:href="https://en.wikipedia.org/wiki/Software_pipelining" text:style-name="Internet_20_link" text:visited-style-name="Visited_20_Internet_20_Link">Software pipelining</text:a> : <text:span text:style-name="T29">pas tout compris et assez complexe. Fait les boucles sur plusieurs processeurs (ou simule plusieurs processeurs). (pas forcément implémentable).)</text:span></text:p>
      <text:p text:style-name="P46"/>
      <text:p text:style-name="P47"><text:span text:style-name="T57">(</text:span>-<text:a xlink:type="simple" xlink:href="https://en.wikipedia.org/wiki/Automatic_vectorization" text:style-name="Internet_20_link" text:visited-style-name="Visited_20_Internet_20_Link">Vectorization</text:a>: <text:span text:style-name="T32">essaie de faire le plus d'itérations possible sur le plus de processeurs possibles. (pas implémentable).)</text:span></text:p>
      <text:p text:style-name="P29"/>
      <text:p text:style-name="P30"><text:s/></text:p>
      <text:p text:style-name="P34">Da<text:span text:style-name="T40">t</text:span>a flow (optimisation des données):</text:p>
      <text:p text:style-name="P34"/>
      <text:p text:style-name="P50"><text:span text:style-name="T9">-</text:span><text:a xlink:type="simple" xlink:href="https://en.wikipedia.org/wiki/Dead_store" text:style-name="Internet_20_link" text:visited-style-name="Visited_20_Internet_20_Link">Dead store</text:a><text:span text:style-name="T14"> </text:span><text:span text:style-name="T9">: </text:span><text:span text:style-name="T10">élimination d'une variable lorsqu'elle est instanciée mais non utilisée.</text:span></text:p>
      <text:p text:style-name="P50"><text:span text:style-name="T10"/></text:p>
      <text:p text:style-name="P50"><text:span text:style-name="T9">-</text:span><text:a xlink:type="simple" xlink:href="https://en.wikipedia.org/wiki/Common_subexpression_elimination" text:style-name="Internet_20_link" text:visited-style-name="Visited_20_Internet_20_Link"><text:span text:style-name="T1">Common subexpression elimination</text:span></text:a>: <text:span text:style-name="T35">les calculs qui apparaissent plusieurs fois sont sauvegardés et non recalculés.</text:span></text:p>
      <text:p text:style-name="P38">-<text:a xlink:type="simple" xlink:href="https://en.wikipedia.org/wiki/Global_value_numbering" text:style-name="Internet_20_link" text:visited-style-name="Visited_20_Internet_20_Link"><text:span text:style-name="T1">Global value numbering</text:span></text:a>: <text:span text:style-name="T41">Même principe mais n'élimine pas seulement les expressions syntaxiquement identiques mais aussi celles qui sont contextuellements identiques.</text:span></text:p>
      <text:p text:style-name="P38"/>
      <text:p text:style-name="P38">-<text:a xlink:type="simple" xlink:href="https://en.wikipedia.org/wiki/Constant_folding" text:style-name="Internet_20_link" text:visited-style-name="Visited_20_Internet_20_Link"><text:span text:style-name="T1">Constant folding and propagation</text:span></text:a>: <text:span text:style-name="T36">remplace les calculs de constantes par le résultat lui même. Peut aussi s'appliquer au String (concaténation), aussi au variable dans le cas d'identité particulière (0*x).</text:span></text:p>
      <text:p text:style-name="P38">-<text:a xlink:type="simple" xlink:href="https://en.wikipedia.org/wiki/Sparse_conditional_constant_propagation" text:style-name="Internet_20_link" text:visited-style-name="Visited_20_Internet_20_Link"><text:span text:style-name="T1">sparse conditional constant propagation</text:span></text:a>: <text:span text:style-name="T37">idem mais en plus poussé avec élimination de code inutile. Parfois besoin de passe supplémentaire.</text:span></text:p>
      <text:p text:style-name="P38"/>
      <text:p text:style-name="P38">-<text:a xlink:type="simple" xlink:href="https://en.wikipedia.org/wiki/Induction_variable_recognition_and_elimination" text:style-name="Internet_20_link" text:visited-style-name="Visited_20_Internet_20_Link">Induction variable recognition and elimination</text:a>: <text:span text:style-name="T38">lorsqu'une variable augmente ou diminue en fonction d'une autre variable au sein d'une boucle on peut simplifier le calcul. (exemple addition au lieu de d'une <text:s/>multiplication avec l'index, etc). Cas particulier de </text:span><text:a xlink:type="simple" xlink:href="https://en.wikipedia.org/wiki/Strength_reduction" text:style-name="Internet_20_link" text:visited-style-name="Visited_20_Internet_20_Link">strength reduction</text:a>.</text:p>
      <text:p text:style-name="P38"/>
      <text:p text:style-name="P38"/>
      <text:p text:style-name="P35"><text:span text:style-name="T42">Code generator optimizations</text:span> (<text:span text:style-name="T42">optimisation des données dans la <text:s/>mémoire</text:span>):</text:p>
      <text:p text:style-name="P35"/>
      <text:p text:style-name="P39"><text:span text:style-name="T43">-</text:span><text:a xlink:type="simple" xlink:href="https://en.wikipedia.org/wiki/Rematerialization" text:style-name="Internet_20_link" text:visited-style-name="Visited_20_Internet_20_Link"><text:span text:style-name="T1">Rematerialization</text:span></text:a>: <text:span text:style-name="T44">recalcule des valeurs au lieu de les rechargés en mémoire. (inverse de Common Subexpression elimination).</text:span></text:p>
      <text:p text:style-name="P39"/>
      <text:p text:style-name="P39">-<text:span text:style-name="T1">Code factoring:</text:span> <text:span text:style-name="T47">Si des portions de code sont syntaxiquement les mêmes alors elles peuvent être remplacé par un appel à une routine qui sera explicité.</text:span></text:p>
      <text:p text:style-name="P39"/>
      <text:p text:style-name="P52">-<text:a xlink:type="simple" xlink:href="https://en.wikipedia.org/wiki/Instruction_selection" text:style-name="Internet_20_link" text:visited-style-name="Visited_20_Internet_20_Link">Instruction selection</text:a>: <text:span text:style-name="T45">choisi les instructions les plus adaptés pour faire l'instruction.</text:span></text:p>
      <text:p text:style-name="P39"><text:soft-page-break/></text:p>
      <text:p text:style-name="P51">-<text:span text:style-name="T58">(</text:span>-<text:a xlink:type="simple" xlink:href="https://en.wikipedia.org/wiki/Instruction_scheduling" text:style-name="Internet_20_link" text:visited-style-name="Visited_20_Internet_20_Link">Instruction scheduling</text:a>: <text:span text:style-name="T46">lorsque des portions de code sont indépendantes elles peuvent être computés sur des coeurs différents. (pas vraiment implémentable).)</text:span></text:p>
      <text:p text:style-name="P39"/>
      <text:p text:style-name="P36"><text:span text:style-name="T48">Optimisation fonctionnelle du langage</text:span>:</text:p>
      <text:p text:style-name="P36"/>
      <text:p text:style-name="P33">- <text:span text:style-name="T2">Enlever les récursions et les remplacer par des itérations.</text:span></text:p>
      <text:p text:style-name="P33"/>
      <text:p text:style-name="P37"><text:span text:style-name="T49">Autre optimisation</text:span>:</text:p>
      <text:p text:style-name="P37"/>
      <text:p text:style-name="P53">-<text:span text:style-name="T1">Factoring out of invariants:</text:span> <text:span text:style-name="T52">Si quelque soit le chemin que prend le programme à l'exécution une même variable est instancié on peut la sortir de boucles conditionnelles. On peut faire la même chose lors du passage dans une boucle si cela à le même sens.</text:span></text:p>
      <text:p text:style-name="P53"><text:span text:style-name="T9">-</text:span><text:a xlink:type="simple" xlink:href="https://en.wikipedia.org/wiki/Partial_redundancy_elimination" text:style-name="Internet_20_link" text:visited-style-name="Visited_20_Internet_20_Link">partial redundancy elimination</text:a><text:span text:style-name="T14">:</text:span><text:span text:style-name="T9"> </text:span><text:span text:style-name="T11">idem mais le fait aussi sur les expression partiellements redondantes.</text:span></text:p>
      <text:p text:style-name="P53"><text:span text:style-name="T11"/></text:p>
      <text:p text:style-name="P54">-<text:a xlink:type="simple" xlink:href="https://en.wikipedia.org/wiki/Inline_expansion" text:style-name="Internet_20_link" text:visited-style-name="Visited_20_Internet_20_Link"><text:span text:style-name="T1">Inline expansion</text:span></text:a><text:span text:style-name="T1">:</text:span> <text:span text:style-name="T53">remplace l'appel d'une fonction par le corps de la fonction elle même. N'est pas toujours un eoptimisation mais plus la fonction est appelé plus c'est efficace.</text:span></text:p>
      <text:p text:style-name="P54"/>
      <text:p text:style-name="P54">-<text:a xlink:type="simple" xlink:href="https://en.wikipedia.org/wiki/Jump_threading" text:style-name="Internet_20_link" text:visited-style-name="Visited_20_Internet_20_Link"><text:span text:style-name="T1">Jump threading</text:span></text:a><text:span text:style-name="T1">:</text:span> <text:span text:style-name="T54">lors de conditions successives si des cas peuvent être fusionné alors ils le sont (voir exemple).</text:span></text:p>
      <text:p text:style-name="P54"/>
      <text:p text:style-name="P54"><text:span text:style-name="T11">-</text:span><text:span text:style-name="T15">Test reordering</text:span><text:span text:style-name="T11">: </text:span><text:span text:style-name="T12">réordonne les test pour faire le moins de test possible (</text:span><text:a xlink:type="simple" xlink:href="https://en.wikipedia.org/wiki/Lazy_evaluation" text:style-name="Internet_20_link" text:visited-style-name="Visited_20_Internet_20_Link"><text:span text:style-name="T11">lazy evaluation</text:span></text:a><text:span text:style-name="T12">).</text:span></text:p>
      <text:p text:style-name="P53"><text:span text:style-name="T11"/></text:p>
      <text:p text:style-name="P55"><text:span text:style-name="T11">-</text:span><text:a xlink:type="simple" xlink:href="https://en.wikipedia.org/wiki/Dead_code_elimination" text:style-name="Internet_20_link" text:visited-style-name="Visited_20_Internet_20_Link">Dead code elimination</text:a><text:span text:style-name="T11">: </text:span><text:span text:style-name="T13">elimine les portions de code qui ne sont pas accessible lors de l'exécution d'un programme.</text:span></text:p>
      <text:p text:style-name="P55"><text:span text:style-name="T13"/></text:p>
      <text:p text:style-name="P53"><text:span text:style-name="T9">-</text:span><text:a xlink:type="simple" xlink:href="https://en.wikipedia.org/wiki/Bounds-checking_elimination" text:style-name="Internet_20_link" text:visited-style-name="Visited_20_Internet_20_Link">Bounds-checking elimination</text:a>: <text:span text:style-name="T50">ne vérifie pas si on peut écrire à tel ou tel endroit dans la mémoire, utilisé dans les cas où il est évident qu'on puisse écrire. (exemple lorsqu'on lit une variable dans un tableau et qu'on la réécrit on vérifie une prémière fois quand on lit et une deuxième fois quand on écrit, ici on ne vérifie pas de deuxième fois si aucune opération intermédiaire ne vient contredire l'évidence).</text:span></text:p>
      <text:p text:style-name="P40"/>
      <text:p text:style-name="P31"/>
      <text:p text:style-name="P13"/>
      <text:p text:style-name="P24">Explication plus poussé de certaines technique:</text:p>
      <text:p text:style-name="P14"/>
      <text:p text:style-name="P32">Peephole:</text:p>
      <text:p text:style-name="P16"/>
      <text:p text:style-name="P17"><text:span text:style-name="T6"><text:tab/></text:span><text:span text:style-name="T7">Constant Folding</text:span> – Evaluate constant subexpressions in advance.<text:tab/><text:tab/><text:span text:style-name="T5">See </text:span><text:a xlink:type="simple" xlink:href="https://en.wikipedia.org/wiki/Constant_folding" text:style-name="Internet_20_link" text:visited-style-name="Visited_20_Internet_20_Link">Constant folding</text:a> <text:s/><text:tab/><text:span text:style-name="T5">Strenght reduction, </text:span>Repl slow operations with faster equivalents. <text:tab/> <text:s text:c="9"/><text:span text:style-name="T5">See </text:span><text:a xlink:type="simple" xlink:href="https://en.wikipedia.org/wiki/Strength_reduction" text:style-name="Internet_20_link" text:visited-style-name="Visited_20_Internet_20_Link">Strength reduction</text:a></text:p>
      <text:list xml:id="list6121069139216647008" text:style-name="L1">
        <text:list-header>
          <text:p text:style-name="P57">Null sequences – Delete useless operations. </text:p>
          <text:p text:style-name="P57">Combine operations – Replace several operations with one equivalent. </text:p>
          <text:p text:style-name="P57">Algebraic laws – Use algebraic laws to simplify or reorder instructions. </text:p>
          <text:p text:style-name="P57">Special case instructions – Use instructions designed for special operand cases. </text:p>
          <text:p text:style-name="P56">Address mode operations – Use address modes to simplify c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Carre</meta:initial-creator>
    <meta:creation-date>2017-01-09T11:33:12.020449024</meta:creation-date>
    <dc:date>2017-01-11T14:56:43.517136376</dc:date>
    <dc:creator>Thibault Carre</dc:creator>
    <meta:editing-duration>PT3H37M27S</meta:editing-duration>
    <meta:editing-cycles>101</meta:editing-cycles>
    <meta:generator>LibreOffice/4.3.7.2$Linux_X86_64 LibreOffice_project/430$Build-2</meta:generator>
    <meta:document-statistic meta:table-count="0" meta:image-count="0" meta:object-count="0" meta:page-count="4" meta:paragraph-count="73" meta:word-count="978" meta:character-count="7610" meta:non-whitespace-character-count="6680"/>
  </office:meta>
</office:document-meta>
</file>